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  <style:text-properties fo:color="#7030A0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ext-properties fo:color="#70AD47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  <style:text-properties fo:color="#C00000" fo:font-size="14pt" style:font-size-asian="14pt" style:font-size-complex="14pt" fo:font-weight="bold" style:font-weight-asian="bold" style:font-weight-complex="bold"/>
    </style:style>
    <style:style style:name="ce9" style:family="table-cell" style:parent-style-name="Lien_32_hypertexte" style:data-style-name="N0">
      <style:table-cell-properties fo:border-top="none" fo:border-bottom="none" fo:border-left="2pt solid #000000" fo:border-right="none" style:vertical-align="middle"/>
      <style:text-properties fo:color="#0563C1" style:text-underline-style="solid" style:text-underline-type="single"/>
    </style:style>
    <style:style style:name="ce10" style:family="table-cell" style:parent-style-name="Lien_32_hypertexte" style:data-style-name="N0">
      <style:table-cell-properties style:vertical-align="middle"/>
      <style:text-properties fo:color="#0563C1" style:text-underline-style="solid" style:text-underline-type="single"/>
    </style:style>
    <style:style style:name="ce11" style:family="table-cell" style:parent-style-name="Lien_32_hypertexte" style:data-style-name="N0">
      <style:table-cell-properties fo:border-top="none" fo:border-bottom="none" fo:border-left="none" fo:border-right="2pt solid #000000" style:vertical-align="middle"/>
      <style:text-properties fo:color="#0563C1" style:text-underline-style="solid" style:text-underline-type="single"/>
    </style:style>
    <style:style style:name="ce12" style:family="table-cell" style:parent-style-name="Lien_32_hypertexte" style:data-style-name="N0">
      <style:table-cell-properties fo:border-top="none" fo:border-bottom="none" fo:border-left="2pt solid #000000" fo:border-right="none" style:vertical-align="top"/>
      <style:text-properties fo:color="#000000" style:text-underline-style="none" style:text-underline-type="none"/>
    </style:style>
    <style:style style:name="ce13" style:family="table-cell" style:parent-style-name="Lien_32_hypertexte" style:data-style-name="N0">
      <style:table-cell-properties style:vertical-align="top" fo:wrap-option="wrap"/>
      <style:text-properties fo:color="#000000" style:text-underline-style="none" style:text-underline-type="none"/>
    </style:style>
    <style:style style:name="ce14" style:family="table-cell" style:parent-style-name="Default" style:data-style-name="N0">
      <style:table-cell-properties fo:border-top="none" fo:border-bottom="none" fo:border-left="none" fo:border-right="2pt solid #000000" style:vertical-align="top"/>
    </style:style>
    <style:style style:name="ce15" style:family="table-cell" style:parent-style-name="Default" style:data-style-name="N0">
      <style:table-cell-properties style:vertical-align="top" fo:wrap-option="wrap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/>
    </style:style>
    <style:style style:name="ce17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/>
    </style:style>
    <style:style style:name="co1" style:family="table-column">
      <style:table-column-properties fo:break-before="auto" style:column-width="6.82625cm" style:use-optimal-column-width="true"/>
    </style:style>
    <style:style style:name="co2" style:family="table-column">
      <style:table-column-properties fo:break-before="auto" style:column-width="7.62cm" style:use-optimal-column-width="true"/>
    </style:style>
    <style:style style:name="co3" style:family="table-column">
      <style:table-column-properties fo:break-before="auto" style:column-width="6.111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0.75pt" style:use-optimal-row-height="false" fo:break-before="auto"/>
    </style:style>
    <style:style style:name="ro5" style:family="table-row">
      <style:table-row-properties style:row-height="3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CONVERSATION</text:p>
          </table:table-cell>
          <table:table-cell table:style-name="ce3"/>
          <table:table-cell table:style-name="ce4"/>
          <table:table-cell office:value-type="string" table:style-name="ce5">
            <text:p>MESSAGE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GET</text:p>
          </table:table-cell>
          <table:table-cell office:value-type="string" table:style-name="ce7">
            <text:p>POST</text:p>
          </table:table-cell>
          <table:table-cell office:value-type="string" table:style-name="ce8">
            <text:p>DELETE</text:p>
          </table:table-cell>
          <table:table-cell office:value-type="string" table:style-name="ce7">
            <text:p>POST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<text:a xlink:href="http://localhost:8082/conversation/:uid">http://localhost:8082/conversation/:uid</text:a></text:p>
          </table:table-cell>
          <table:table-cell office:value-type="string" table:style-name="ce10">
            <text:p><text:a xlink:href="http://localhost:8082/conversation/:uid">http://localhost:8082/conversation</text:a></text:p>
          </table:table-cell>
          <table:table-cell office:value-type="string" table:style-name="ce11">
            <text:p><text:a xlink:href="http://localhost:8082/conversation/:uid">http://localhost:8082/conversation/:uid</text:a></text:p>
          </table:table-cell>
          <table:table-cell office:value-type="string" table:style-name="ce1">
            <text:p>http://localhost:8082/message</text:p>
          </table:table-cell>
          <table:table-cell table:number-columns-repeated="16380"/>
        </table:table-row>
        <table:table-row table:style-name="ro4">
          <table:table-cell office:value-type="string" table:style-name="ce12">
            <text:p>none</text:p>
          </table:table-cell>
          <table:table-cell office:value-type="string" table:style-name="ce13">
            <text:p>{</text:p>
            <text:p><text:s text:c="8"/>"members" : [</text:p>
            <text:p><text:s text:c="13"/>"chatbot",</text:p>
            <text:p><text:s text:c="13"/>"maxime"</text:p>
            <text:p><text:s text:c="9"/>],</text:p>
            <text:p><text:s text:c="9"/>"conversation" : {</text:p>
            <text:p><text:s text:c="13"/>"uid" : "0al201c"<text:s text:c="3"/></text:p>
            <text:p><text:s text:c="9"/>}</text:p>
            <text:p>}</text:p>
          </table:table-cell>
          <table:table-cell office:value-type="string" table:style-name="ce14">
            <text:p>none</text:p>
          </table:table-cell>
          <table:table-cell office:value-type="string" table:style-name="ce15">
            <text:p>{</text:p>
            <text:p><text:s text:c="9"/>"uid" : "0al201c",</text:p>
            <text:p><text:s text:c="9"/>"message" : {</text:p>
            <text:p><text:s text:c="16"/>"member" : "maxime",</text:p>
            <text:p><text:s text:c="16"/>"text" : "oui et toi?",</text:p>
            <text:p><text:s text:c="16"/>"date" : "2018-12-10 14:07"</text:p>
            <text:p><text:s text:c="11"/>}<text:s/></text:p>
            <text:p>}</text:p>
          </table:table-cell>
          <table:table-cell table:number-columns-repeated="16380"/>
        </table:table-row>
        <table:table-row table:style-name="ro5">
          <table:table-cell office:value-type="string" table:style-name="ce16">
            <text:p>{</text:p>
            <text:p><text:s text:c="8"/>"members": [</text:p>
            <text:p><text:s text:c="8"/>"pierre",</text:p>
            <text:p><text:s text:c="8"/>"maxime"</text:p>
            <text:p><text:s text:c="8"/>],</text:p>
            <text:p><text:s text:c="8"/>"conversation": {</text:p>
            <text:p><text:s text:c="13"/>"uid": "0al201k",</text:p>
            <text:p><text:s text:c="13"/>"messages": [</text:p>
            <text:p><text:s text:c="17"/>{</text:p>
            <text:p><text:s text:c="21"/>"member": "maxime",</text:p>
            <text:p><text:s text:c="21"/>"text": "salut",</text:p>
            <text:p><text:s text:c="21"/>"date": "2018-12-10 14:02"</text:p>
            <text:p><text:s text:c="17"/>},</text:p>
            <text:p><text:s text:c="16"/>{</text:p>
            <text:p><text:s text:c="20"/>"member": "pierre",</text:p>
            <text:p><text:s text:c="20"/>"text": "salut",</text:p>
            <text:p><text:s text:c="20"/>"date": "2018-12-10 14:06"</text:p>
            <text:p><text:s text:c="16"/>}</text:p>
            <text:p><text:s text:c="13"/>]</text:p>
            <text:p><text:s text:c="7"/>}</text:p>
            <text:p>}</text:p>
          </table:table-cell>
          <table:table-cell office:value-type="string" table:style-name="ce17">
            <text:p>{</text:p>
            <text:p><text:s text:c="9"/>"state": "success"</text:p>
            <text:p>}</text:p>
          </table:table-cell>
          <table:table-cell office:value-type="string" table:style-name="ce17">
            <text:p>{</text:p>
            <text:p><text:s text:c="9"/>"state": "success"</text:p>
            <text:p>}</text:p>
          </table:table-cell>
          <table:table-cell office:value-type="string" table:style-name="ce17">
            <text:p>{</text:p>
            <text:p><text:s text:c="9"/>"state": "success"</text:p>
            <text:p>}</text:p>
          </table:table-cell>
          <table:table-cell table:number-columns-repeated="16380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Pierre Ladenburger</meta:initial-creator>
    <dc:creator>Pierre Ladenburger</dc:creator>
    <meta:creation-date>2018-12-21T11:44:09Z</meta:creation-date>
    <dc:date>2018-12-21T19:30:54Z</dc:date>
    <meta:print-date>2018-12-21T11:58:37Z</meta:print-date>
  </office:meta>
</office:document-meta>
</file>